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P2" style:family="paragraph" style:parent-style-name="Footer">
      <style:text-properties style:font-name="Liberation Sans2" fo:font-size="12pt" style:font-size-asian="12pt" style:font-size-complex="12pt"/>
    </style:style>
    <style:style style:name="P3" style:family="paragraph" style:parent-style-name="Standard">
      <style:text-properties officeooo:paragraph-rsid="0370e13b"/>
    </style:style>
    <style:style style:name="P4" style:family="paragraph" style:parent-style-name="Standard">
      <style:text-properties style:font-name="Liberation Sans2"/>
    </style:style>
    <style:style style:name="P5" style:family="paragraph" style:parent-style-name="Standard">
      <style:text-properties style:font-name="Liberation Sans2" fo:font-style="italic" style:font-style-asian="italic" style:font-style-complex="italic"/>
    </style:style>
    <style:style style:name="P6" style:family="paragraph" style:parent-style-name="Standard">
      <style:paragraph-properties fo:break-before="page"/>
      <style:text-properties style:font-name="Liberation Sans2" officeooo:paragraph-rsid="03819ff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fo:color="#000000" style:font-name="Liberation Sans2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style:font-name="Liberation Sans2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style:font-name="Liberation Sans2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6c634f" style:font-size-asian="12pt" style:font-size-complex="12pt"/>
    </style:style>
    <style:style style:name="T14" style:family="text">
      <style:text-properties fo:font-size="12pt" officeooo:rsid="0329de11" style:font-size-asian="12pt" style:font-size-complex="12pt"/>
    </style:style>
    <style:style style:name="T15" style:family="text">
      <style:text-properties fo:font-size="12pt" officeooo:rsid="03345096" style:font-size-asian="12pt" style:font-size-complex="12pt"/>
    </style:style>
    <style:style style:name="T16" style:family="text">
      <style:text-properties fo:font-size="12pt" officeooo:rsid="037e2da9" style:font-size-asian="12pt" style:font-size-complex="12pt"/>
    </style:style>
    <style:style style:name="T17" style:family="text">
      <style:text-properties fo:font-size="12pt" officeooo:rsid="037fb2f9" style:font-size-asian="12pt" style:font-size-complex="12pt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fo:font-style="normal" style:text-underline-style="none" style:font-style-asian="normal" style:font-style-complex="normal"/>
    </style:style>
    <style:style style:name="T20" style:family="text">
      <style:text-properties style:font-name="Liberation Sans2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2" fo:font-style="normal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Checklist i</text:span><text:span text:style-name="T14">ntake </text:span><text:span text:style-name="T15">voor de </text:span><text:span text:style-name="T14">migratie 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4">.</text:span></text:p>
      <text:p text:style-name="P4"/>
      <text:p text:style-name="P4">Het invullen van dit formulier helpt bij het beoordelen van een migratie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4"/>
      <text:p text:style-name="P5">Dit is een invulbare PDF met tekstvakken; afdrukken is niet noodzakelijk.</text:p>
      <text:p text:style-name="P4"/>
      <text:p text:style-name="P4"/>
      <table:table table:name="Tabel2" table:style-name="Tabel2">
        <table:table-column table:style-name="Tabel2.A"/>
        <table:table-column table:style-name="Tabel2.B"/>
        <table:table-row table:style-name="TableLine93879165702784">
          <table:table-cell table:style-name="Tabel2.A1" office:value-type="string">
            <text:p text:style-name="P4"><text:span text:style-name="T11">Uw n</text:span>aam <text:span text:style-name="T12">en bedrijfsnaam</text:span>:</text:p>
          </table:table-cell>
          <table:table-cell table:style-name="Tabel2.B1" office:value-type="string">
            <text:p text:style-name="P4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3879165858240">
          <table:table-cell table:style-name="Tabel2.A2" office:value-type="string">
            <text:p text:style-name="P4">Invuldatum:</text:p>
          </table:table-cell>
          <table:table-cell table:style-name="Tabel2.B2" office:value-type="string">
            <text:p text:style-name="P4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3879165859632">
          <table:table-cell table:style-name="Tabel2.A2" office:value-type="string">
            <text:p text:style-name="P4">Contactgegevens:</text:p>
            <text:p text:style-name="P4">(E-mailadres, telefoonnummer)</text:p>
          </table:table-cell>
          <table:table-cell table:style-name="Tabel2.B2" office:value-type="string">
            <text:p text:style-name="P4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 table:style-name="TableLine93879165862448">
          <table:table-cell table:style-name="Tabel1.A1" office:value-type="string">
            <text:p text:style-name="P4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P4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3879165887728">
          <table:table-cell table:style-name="Tabel1.A2" office:value-type="string">
            <text:p text:style-name="P4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P4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3879165924928">
          <table:table-cell table:style-name="Tabel1.A2" office:value-type="string">
            <text:p text:style-name="P4">Welke programma's gebruikt u dagelijks?</text:p>
            <text:p text:style-name="P4">(Voorbeeld: Outlook, Word, Excel, en PowerPoint, Adobe Photshop, King boekhoudsoftware)</text:p>
          </table:table-cell>
          <table:table-cell table:style-name="Tabel1.B2" office:value-type="string">
            <text:p text:style-name="P4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3879165925568">
          <table:table-cell table:style-name="Tabel1.A2" office:value-type="string">
            <text:p text:style-name="P4">Wat is het merk en type van uw printer?</text:p>
            <text:p text:style-name="P4">(Voorbeeld: HP, ENVY-4520)</text:p>
          </table:table-cell>
          <table:table-cell table:style-name="Tabel1.B2" office:value-type="string">
            <text:p text:style-name="P4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3"><text:span text:style-name="Emphasis"><text:span text:style-name="T19"/></text:span></text:p>
      <text:p text:style-name="P3"><text:span text:style-name="Emphasis"><text:span text:style-name="T19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2" fo:font-size="12pt" style:font-size-asian="12pt" style:font-size-complex="12pt"/>
    </style:style>
    <style:style style:name="MP2" style:family="paragraph" style:parent-style-name="Footer">
      <style:text-properties style:font-name="Liberation Sans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-migratie-Microsoft-Windows-naar-Ubuntu-Linux</text:file-name><text:tab/><text:date style:data-style-name="N36" text:date-value="2022-02-27T16:51:45.660755233">27-02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Zimmer</meta:initial-creator>
    <meta:creation-date>2012-10-19T08:35:22</meta:creation-date>
    <dc:date>2022-02-27T16:51:45.567725625</dc:date>
    <meta:editing-duration>PT17H50M51S</meta:editing-duration>
    <meta:editing-cycles>902</meta:editing-cycles>
    <meta:generator>LibreOffice/6.4.7.2$Linux_X86_64 LibreOffice_project/4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6" meta:character-count="1089" meta:non-whitespace-character-count="950"/>
  </office:meta>
</office:document-meta>
</file>